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fo:font-family="'Linux Libertine O'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 fo:font-size="10pt" style:font-size-asian="10pt" style:font-size-complex="10pt"/>
    </style:style>
    <style:style style:name="T3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4" style:family="text">
      <style:text-properties fo:font-family="'Linux Libertine O'" style:font-pitch="variable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5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style:style style:name="T6" style:family="text">
      <style:text-properties fo:font-family="'Linux Libertine O'" style:font-style-name="Regular" fo:font-size="10pt" style:font-family-asian="'Linux Libertine O'" style:font-style-name-asian="Regular" style:font-size-asian="10pt" style:font-family-complex="'Linux Libertine O'" style:font-style-name-complex="Regular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3.5cm" svg:y="0.0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3.8cm" svg:height="1.35cm" svg:x="-0.1cm" svg:y="0.23cm">
          <draw:text-box>
            <text:p text:style-name="P3"><text:span text:style-name="T2">k</text:span><text:span text:style-name="T3">₂</text:span><text:span text:style-name="T4">=13</text:span></text:p>
          </draw:text-box>
        </draw:frame>
        <draw:custom-shape draw:style-name="gr1" draw:text-style-name="P2" xml:id="id2" draw:id="id2" draw:layer="layout" svg:width="1cm" svg:height="1cm" svg:x="1.5cm" svg:y="1.9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.5cm" svg:y="1.95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6cm" svg:y1="0.904cm" svg:x2="2.354cm" svg:y2="2.096cm" draw:start-shape="id1" draw:start-glue-point="7" draw:end-shape="id2" draw:end-glue-point="11" svg:d="m3646 904-1292 1192">
          <text:p/>
        </draw:connector>
        <draw:connector draw:style-name="gr3" draw:text-style-name="P1" draw:layer="layout" draw:type="line" svg:x1="4.354cm" svg:y1="0.904cm" svg:x2="5.646cm" svg:y2="2.096cm" draw:start-shape="id1" draw:start-glue-point="9" draw:end-shape="id3" draw:end-glue-point="5" svg:d="m4354 904 1292 1192">
          <text:p/>
        </draw:connector>
        <draw:frame draw:style-name="gr2" draw:text-style-name="P4" draw:layer="layout" svg:width="3.8cm" svg:height="1.35cm" svg:x="4.7cm" svg:y="0.93cm">
          <draw:text-box>
            <text:p text:style-name="P5"><text:span text:style-name="T5">x</text:span><text:span text:style-name="T6">₃₁</text:span><text:span text:style-name="T4">=1</text:span></text:p>
          </draw:text-box>
        </draw:frame>
        <draw:frame draw:style-name="gr2" draw:text-style-name="P4" draw:layer="layout" svg:width="3.8cm" svg:height="1.35cm" svg:x="2.1cm" svg:y="0.93cm">
          <draw:text-box>
            <text:p text:style-name="P5"><text:span text:style-name="T5">x</text:span><text:span text:style-name="T3">₃₁</text:span><text:span text:style-name="T4">=0</text:span></text:p>
          </draw:text-box>
        </draw:frame>
        <draw:frame draw:style-name="gr2" draw:text-style-name="P6" draw:layer="layout" svg:width="3.8cm" svg:height="1.35cm" svg:x="4.4cm" svg:y="0.23cm">
          <draw:text-box>
            <text:p text:style-name="P5"><text:span text:style-name="T3">ε</text:span><text:span text:style-name="T4">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1T20:41:39</dc:date>
    <dc:creator>Balázs </dc:creator>
    <meta:editing-duration>PT30M50S</meta:editing-duration>
    <meta:editing-cycles>7</meta:editing-cycles>
    <meta:generator>LibreOffice/3.5$Linux_X86_64 LibreOffice_project/350m1$Build-202</meta:generator>
    <meta:document-statistic meta:object-count="9"/>
  </office:meta>
</office:document-meta>
</file>